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F80000043A4C40D8DE705BDCC9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fill="none" draw:textarea-vertical-align="middle" draw:auto-grow-height="false" fo:min-height="1.431cm" fo:min-width="0cm" fo:wrap-option="wrap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  <style:text-properties fo:font-size="1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 draw:fill-color="#ffffff"/>
    </style:style>
    <style:style style:name="T1" style:family="text">
      <style:text-properties fo:font-size="12pt"/>
    </style:style>
    <style:style style:name="T2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2.708cm" svg:height="8.999cm" svg:x="1.604cm" svg:y="0.027cm">
          <draw:image xlink:href="Pictures/10000001000005F80000043A4C40D8DE705BDCC9.png" xlink:type="simple" xlink:show="embed" xlink:actuate="onLoad" draw:mime-type="image/png">
            <text:p><text:span text:style-name="T1"/></text:p>
          </draw:image>
        </draw:frame>
        <draw:line draw:style-name="gr2" draw:text-style-name="P2" draw:layer="layout" svg:x1="3cm" svg:y1="8cm" svg:x2="13.9cm" svg:y2="1.2cm">
          <text:p/>
        </draw:line>
        <draw:custom-shape draw:style-name="gr3" draw:text-style-name="P2" draw:layer="layout" svg:width="0.135cm" svg:height="1.773cm" svg:x="6.965cm" svg:y="5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text-style-name="P4" draw:layer="layout" svg:width="3.45cm" svg:height="0.725cm" svg:x="7.1cm" svg:y="5.9cm">
          <draw:text-box>
            <text:p text:style-name="P3"><text:span text:style-name="T1">e = y – b</text:span><text:span text:style-name="T2">0</text:span><text:span text:style-name="T1"> - b</text:span><text:span text:style-name="T2">1</text:span><text:span text:style-name="T1">*x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2-02-21T07:25:13.310201189</dc:date>
    <meta:editing-duration>PT8M53S</meta:editing-duration>
    <meta:editing-cycles>5</meta:editing-cycles>
    <meta:generator>LibreOffice/7.2.5.2$MacOSX_X86_64 LibreOffice_project/499f9727c189e6ef3471021d6132d4c694f357e5</meta:generator>
    <meta:document-statistic meta:object-count="4"/>
  </office:meta>
</office:document-meta>
</file>